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598e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4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79cm" svg:y1="14.427cm" svg:x2="11.79cm" svg:y2="15.427cm">
            <text:p/>
          </draw:line>
          <draw:frame draw:style-name="gr2" draw:text-style-name="P3" draw:layer="layout" svg:width="0.5cm" svg:height="0.5cm" svg:x="9.58cm" svg:y="14.581cm">
            <draw:text-box>
              <text:p text:style-name="P2"><text:span text:style-name="T1"><text:s/></text:span><text:span text:style-name="T2">d</text:span></text:p>
            </draw:text-box>
          </draw:frame>
          <draw:g>
            <draw:line draw:style-name="gr1" draw:text-style-name="P1" draw:layer="layout" svg:x1="11.355cm" svg:y1="14.213cm" svg:x2="11.275cm" svg:y2="14.293cm">
              <text:p/>
            </draw:line>
            <draw:line draw:style-name="gr1" draw:text-style-name="P1" draw:layer="layout" svg:x1="11.355cm" svg:y1="14.293cm" svg:x2="11.275cm" svg:y2="14.213cm">
              <text:p/>
            </draw:line>
          </draw:g>
          <draw:frame draw:style-name="gr2" draw:text-style-name="P3" draw:layer="layout" svg:width="0.392cm" svg:height="0.5cm" svg:x="11.012cm" svg:y="13.928cm">
            <draw:text-box>
              <text:p text:style-name="P2"><text:span text:style-name="T1">P</text:span></text:p>
            </draw:text-box>
          </draw:frame>
          <draw:line draw:style-name="gr1" draw:text-style-name="P1" draw:layer="layout" svg:x1="11.382cm" svg:y1="14.134cm" svg:x2="10.424cm" svg:y2="15.969cm">
            <text:p/>
          </draw:line>
          <draw:line draw:style-name="gr1" draw:text-style-name="P1" draw:layer="layout" svg:x1="10.592cm" svg:y1="15.768cm" svg:x2="10.492cm" svg:y2="15.718cm">
            <text:p/>
          </draw:line>
          <draw:custom-shape draw:style-name="gr3" draw:text-style-name="P4" draw:layer="layout" svg:width="0.2cm" svg:height="0.202cm" svg:x="11.012cm" svg:y="14.49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4" draw:layer="layout" svg:width="0.2cm" svg:height="0.2cm" svg:x="10.624cm" svg:y="15.27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frame draw:style-name="gr2" draw:text-style-name="P3" draw:layer="layout" svg:width="0.5cm" svg:height="0.5cm" svg:x="10.279cm" svg:y="15.491cm">
            <draw:text-box>
              <text:p text:style-name="P2"><text:span text:style-name="T1">S</text:span></text:p>
            </draw:text-box>
          </draw:frame>
          <draw:rect draw:style-name="gr4" draw:text-style-name="P5" draw:layer="layout" svg:width="0.2cm" svg:height="0.2cm" draw:transform="rotate (1.08350039963808) translate (10.751cm 14.909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37:58.217962478</meta:creation-date>
    <dc:date>2018-04-10T14:38:27.944442906</dc:date>
    <meta:editing-duration>PT30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